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tyle="italic" style:font-style-asian="italic" style:font-style-complex="italic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ATTAQUE SOURNOISE</text:p>
            <text:p text:style-name="P1">Vous savez quand exploiter les distractions de votre cible.</text:p>
            <text:p text:style-name="P1"/>
            <text:p text:style-name="Table_20_Contents">Une fois par tour, inflige (1d6 / 2 niveaux) dégats supplémentaires si Attaque avec AVANTAGE en utilisant une arme légère ou à distance.</text:p>
            <text:p text:style-name="Table_20_Contents"/>
            <text:p text:style-name="Table_20_Contents">L'AVANTAGE n'est pas nécessaire si un allié est actif en combat au corps à corps.</text:p>
            <text:p text:style-name="Table_20_Contents"/>
            <text:p text:style-name="Table_20_Contents">Ne marche pas si attaque a DESAVANTAGE.</text:p>
          </table:table-cell>
          <table:table-cell table:style-name="Tableau1.B1" office:value-type="string">
            <text:p text:style-name="P2">RUSE</text:p>
            <text:p text:style-name="Table_20_Contents">Avec une action bonus :</text:p>
            <text:p text:style-name="Table_20_Contents">- Foncer : nouveau déplacement.</text:p>
            <text:p text:style-name="Table_20_Contents">- Désengager : Se mettre à l'abri d'une attaque d'opportunité.</text:p>
            <text:p text:style-name="Table_20_Contents">- Se Cacher : Se mettre hors de vue.</text:p>
          </table:table-cell>
        </table:table-row>
        <table:table-row>
          <table:table-cell table:style-name="Tableau1.A2" office:value-type="string">
            <text:p text:style-name="P2">VISEE STABLE</text:p>
            <text:p text:style-name="P2"/>
            <text:p text:style-name="Table_20_Contents"><text:span text:style-name="T1">Bonus </text:span>: Obtenir un AVANTAGE pour la prochaine attaque du tour en cours. </text:p>
            <text:p text:style-name="Table_20_Contents"/>
            <text:p text:style-name="Table_20_Contents">Cette capacité ne peut pas être utilisé si un déplacement a déjà eu lieu.</text:p>
            <text:p text:style-name="Table_20_Contents"/>
            <text:p text:style-name="Table_20_Contents">Après usage, vitesse à 0 jusqu'à la fin du tour (Aucun déplacement possible).</text:p>
          </table:table-cell>
          <table:table-cell table:style-name="Tableau1.B2" office:value-type="string">
            <text:p text:style-name="P2">ASSASSINAT</text:p>
            <text:p text:style-name="Table_20_Contents"/>
            <text:p text:style-name="Table_20_Contents"><text:span text:style-name="T1">Initiative </text:span>: AVANTAGE.</text:p>
            <text:p text:style-name="Table_20_Contents"/>
            <text:p text:style-name="Table_20_Contents"><text:span text:style-name="T1">Attaques surprises</text:span> : AVANTAGE sur toutes les cibles n'ayant pas encore jouées un tour. </text:p>
            <text:p text:style-name="Table_20_Contents"/>
            <text:p text:style-name="Table_20_Contents"><text:span text:style-name="T1">Attaque sournoise surprise </text:span>: une cible n'ayant pas jouée de tour et subissant une attaque sournoise subit (Niveau) dégâts en pluss.</text:p>
          </table:table-cell>
        </table:table-row>
        <table:table-row>
          <table:table-cell table:style-name="Tableau1.A2" office:value-type="string">
            <text:p text:style-name="P2">ALERTE</text:p>
            <text:p text:style-name="P4"/>
            <text:p text:style-name="P4">Ajoute la Maîtrise à l'<text:span text:style-name="T1">Initiative</text:span></text:p>
            <text:p text:style-name="P4"><text:span text:style-name="T1">Échanger l'initiative</text:span> avec un autre joueur s'il est d'accord.</text:p>
          </table:table-cell>
          <table:table-cell table:style-name="Tableau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21:41.85</meta:creation-date>
    <dc:date>2024-10-06T00:06:11.67</dc:date>
    <meta:editing-duration>PT22M3S</meta:editing-duration>
    <meta:editing-cycles>4</meta:editing-cycles>
    <meta:generator>OpenOffice/4.1.7$Win32 OpenOffice.org_project/417m1$Build-9800</meta:generator>
    <meta:document-statistic meta:table-count="1" meta:image-count="0" meta:object-count="0" meta:page-count="1" meta:paragraph-count="21" meta:word-count="182" meta:character-count="1072"/>
  </office:meta>
</office:document-meta>
</file>